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573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94cm" fo:break-before="auto" style:use-optimal-row-height="true"/>
    </style:style>
    <style:style style:name="ro11" style:family="table-row">
      <style:table-row-properties style:row-height="2.039cm" fo:break-before="auto" style:use-optimal-row-height="true"/>
    </style:style>
    <style:style style:name="ro12" style:family="table-row">
      <style:table-row-properties style:row-height="1.104cm" fo:break-before="auto" style:use-optimal-row-height="true"/>
    </style:style>
    <style:style style:name="ro13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21_20-59-12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2_02-05-35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22_02-05-45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2_07-48-24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2_12-20-33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2_17-31-50_000.jpg</text:p>
          </table:table-cell>
          <table:table-cell table:style-name="ce34" office:value-type="string">
            <text:p>:m RES 1*2 / free# JVEMV6 68#_208:1 / 68. theoretical-physics(tp) / w=shearing,topics=行列式：レビチビタ記号,other=~,s=~,i=~,doc=r-8-1~4.12#3;r-8-1~4.1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2 / free# JVEMV6 68#_208:1 / 68. theoretical-physics(tp) / w=shearing,topics=行列式：レビチビタ記号,other=~,s=~,i=~,doc=r-8-1~4.12#3;r-8-1~4.11">
            <text:p>:m RES 1*2 / free# JVEMV6 68#_208:1 / 68. theoretical-physics(tp) / w=shearing,topics=行列式：レビチビタ記号,other=~,s=~,i=~,doc=r-8-1~4.12#3;r-8-1~4.1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 office:value-type="float" office:value="7">
            <text:p>7</text:p>
          </table:table-cell>
          <table:table-cell table:style-name="ce8" office:value-type="string">
            <text:p>2022-03-22_17-32-06_000.jpg</text:p>
          </table:table-cell>
          <table:table-cell table:style-name="ce34" office:value-type="string">
            <text:p>:m RES 1*2 / free# JVEMV6 68#_208:1 / 68. theoretical-physics(tp) / w=shearing,topics=行列式：レビチビタ記号,other=calc+,s=~,i=~,doc=r-8-1~4.11;r-8-1~4.10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1*2 / free# JVEMV6 68#_208:1 / 68. theoretical-physics(tp) / w=shearing,topics=行列式：レビチビタ記号,other=calc+,s=~,i=~,doc=r-8-1~4.11;r-8-1~4.10">
            <text:p>:m RES 1*2 / free# JVEMV6 68#_208:1 / 68. theoretical-physics(tp) / w=shearing,topics=行列式：レビチビタ記号,other=calc+,s=~,i=~,doc=r-8-1~4.11;r-8-1~4.1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 office:value-type="float" office:value="8">
            <text:p>8</text:p>
          </table:table-cell>
          <table:table-cell table:style-name="ce8" office:value-type="string">
            <text:p>2022-03-22_19-11-20_000.jpg</text:p>
          </table:table-cell>
          <table:table-cell table:style-name="ce34" office:value-type="string">
            <text:p>:m :篠笛,shinobue #*# / session-memo / s.1:todays-melody,R=~,i.f.=~,notes=4``-7`-4``-7`-3`,Re+,other=~ \\\ s.2:prac,for=ohayashi,Re+,other=pattern:①～③,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:篠笛,shinobue #*# / session-memo / s.1:todays-melody,R=~,i.f.=~,notes=4``-7`-4``-7`-3`,Re+,other=~ \\\ s.2:prac,for=ohayashi,Re+,other=pattern:①～③,R=~">
            <text:p>:m :篠笛,shinobue #*# / session-memo / s.1:todays-melody,R=~,i.f.=~,notes=4``-7`-4``-7`-3`,Re+,other=~ \\\ s.2:prac,for=ohayashi,Re+,other=pattern:①～③,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6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6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6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6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6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2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6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3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3">2022/03/23</text:date>, <text:time>10:2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3T10:25:17.38</dc:date>
    <dc:creator>岩淵 謙</dc:creator>
    <meta:editing-duration>P44DT14H7M5S</meta:editing-duration>
    <meta:editing-cycles>14775</meta:editing-cycles>
    <meta:document-statistic meta:table-count="2" meta:cell-count="481" meta:object-count="0"/>
    <meta:user-defined meta:name="qrichtext">1</meta:user-defined>
  </office:meta>
</office:document-meta>
</file>